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DejaVu Serif" fo:font-size="14pt" fo:language="ru" fo:country="RU" style:font-size-asian="14pt" style:font-size-complex="14pt"/>
    </style:style>
    <style:style style:name="P2" style:family="paragraph" style:parent-style-name="Standard">
      <style:paragraph-properties fo:text-align="justify" style:justify-single-word="false"/>
      <style:text-properties style:font-name="DejaVu Serif" fo:font-size="14pt" fo:language="ru" fo:country="RU" style:text-underline-style="none" fo:font-weight="normal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DejaVu Serif" fo:font-size="14pt" fo:language="ru" fo:country="RU" fo:font-weight="normal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DejaVu Serif" fo:font-size="14pt" officeooo:rsid="00028035" officeooo:paragraph-rsid="00028035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DejaVu Serif" fo:font-size="14pt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style:font-name="DejaVu Serif" fo:font-size="14pt" style:text-underline-style="none" style:font-size-asian="14pt" style:font-size-complex="14pt"/>
    </style:style>
    <style:style style:name="P7" style:family="paragraph" style:parent-style-name="Text_20_body">
      <style:paragraph-properties fo:text-align="justify" style:justify-single-word="false"/>
    </style:style>
    <style:style style:name="P8" style:family="paragraph" style:parent-style-name="Text_20_body">
      <style:paragraph-properties fo:text-align="justify" style:justify-single-word="false"/>
      <style:text-properties style:font-name="DejaVu Serif" fo:font-size="14pt" style:font-size-asian="14pt" style:font-size-complex="14pt"/>
    </style:style>
    <style:style style:name="P9" style:family="paragraph" style:parent-style-name="Standard" style:master-page-name="Standard">
      <style:paragraph-properties fo:text-align="center" style:justify-single-word="false" style:page-number="auto"/>
      <style:text-properties style:font-name="DejaVu Serif" fo:font-size="16pt" fo:language="ru" fo:country="RU" fo:font-weight="bold" officeooo:rsid="00028035" officeooo:paragraph-rsid="00028035" style:font-size-asian="16pt" style:font-weight-asian="bold" style:font-size-complex="16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DejaVu Serif" fo:font-size="16pt" fo:language="ru" fo:country="RU" fo:font-weight="bold" style:font-size-asian="16pt" style:font-weight-asian="bold" style:font-size-complex="16pt" style:font-weight-complex="bold"/>
    </style:style>
    <style:style style:name="P11" style:family="paragraph" style:parent-style-name="Standard">
      <style:paragraph-properties fo:text-align="end" style:justify-single-word="false"/>
      <style:text-properties style:font-name="DejaVu Serif" fo:font-size="12pt" fo:language="ru" fo:country="RU" fo:font-weight="normal" officeooo:rsid="00028035" officeooo:paragraph-rsid="00028035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DejaVu Serif" fo:font-size="14pt" fo:language="ru" fo:country="RU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center" style:justify-single-word="false"/>
      <style:text-properties style:font-name="DejaVu Serif" fo:font-size="14pt" fo:language="ru" fo:country="RU" style:text-underline-style="none" fo:font-weight="normal" officeooo:rsid="0000cd39" officeooo:paragraph-rsid="0000cd39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DejaVu Serif" fo:font-size="14pt" fo:language="ru" fo:country="RU" style:text-underline-style="none" fo:font-weight="normal" officeooo:rsid="0000cd39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DejaVu Serif" fo:font-size="14pt" fo:language="ru" fo:country="RU" style:text-underline-style="none" fo:font-weight="normal" officeooo:rsid="0000cd39" officeooo:paragraph-rsid="0000cd39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text-align="center" style:justify-single-word="false"/>
      <style:text-properties style:font-name="DejaVu Serif" fo:font-size="14pt" fo:language="ru" fo:country="RU" style:text-underline-style="none" fo:font-weight="normal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DejaVu Serif" fo:font-size="14pt" fo:language="ru" fo:country="RU" style:text-underline-style="none" fo:font-weight="normal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DejaVu Serif" fo:font-size="14pt" fo:language="ru" fo:country="RU" style:text-underline-style="none" fo:font-weight="normal" officeooo:rsid="00028035" officeooo:paragraph-rsid="00028035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DejaVu Serif" fo:font-size="14pt" fo:language="ru" fo:country="RU" fo:font-style="normal" style:text-underline-style="none" fo:font-weight="normal" officeooo:rsid="00028035" officeooo:paragraph-rsid="00028035" style:font-size-asian="14pt" style:font-style-asian="normal" style:font-weight-asian="normal" style:font-size-complex="14pt" style:font-style-complex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DejaVu Serif" fo:font-size="14pt" fo:language="ru" fo:country="RU" officeooo:rsid="00028035" officeooo:paragraph-rsid="00028035" style:font-size-asian="14pt" style:language-asian="zh" style:country-asian="CN" style:font-size-complex="14pt" style:language-complex="hi" style:country-complex="IN"/>
    </style:style>
    <style:style style:name="P21" style:family="paragraph" style:parent-style-name="Text_20_body" style:list-style-name="WWNum1">
      <style:paragraph-properties fo:margin-left="0.4909in" fo:margin-right="0in" fo:margin-top="0in" fo:margin-bottom="0in" loext:contextual-spacing="false" fo:text-align="justify" style:justify-single-word="false" fo:text-indent="-0.1965in" style:auto-text-indent="false">
        <style:tab-stops>
          <style:tab-stop style:position="0in"/>
        </style:tab-stops>
      </style:paragraph-properties>
      <style:text-properties style:font-name="DejaVu Serif" fo:font-size="14pt" fo:language="ru" fo:country="RU" fo:font-weight="normal" style:font-size-asian="14pt" style:language-asian="zh" style:country-asian="CN" style:font-weight-asian="normal" style:font-size-complex="14pt" style:language-complex="hi" style:country-complex="IN" style:font-weight-complex="normal"/>
    </style:style>
    <style:style style:name="P22" style:family="paragraph" style:parent-style-name="Text_20_body" style:list-style-name="WWNum1">
      <style:paragraph-properties fo:margin-left="0.4909in" fo:margin-right="0in" fo:text-align="justify" style:justify-single-word="false" fo:text-indent="-0.1965in" style:auto-text-indent="false">
        <style:tab-stops>
          <style:tab-stop style:position="0in"/>
        </style:tab-stops>
      </style:paragraph-properties>
      <style:text-properties style:font-name="DejaVu Serif" fo:font-size="14pt" fo:language="ru" fo:country="RU" fo:font-weight="normal" style:font-size-asian="14pt" style:language-asian="zh" style:country-asian="CN" style:font-weight-asian="normal" style:font-size-complex="14pt" style:language-complex="hi" style:country-complex="IN" style:font-weight-complex="normal"/>
    </style:style>
    <style:style style:name="T1" style:family="text">
      <style:text-properties fo:color="#000000" fo:language="ru" fo:country="RU" style:text-underline-style="none" fo:font-weight="normal" style:language-asian="zh" style:country-asian="CN" style:font-weight-asian="normal" style:language-complex="hi" style:country-complex="IN" style:font-weight-complex="normal"/>
    </style:style>
    <style:style style:name="T2" style:family="text">
      <style:text-properties fo:color="#000000" style:font-name="DejaVu Serif" fo:font-size="14pt" fo:language="ru" fo:country="RU" style:text-underline-style="none" fo:font-weight="normal" style:font-size-asian="14pt" style:language-asian="zh" style:country-asian="CN" style:font-weight-asian="normal" style:font-size-complex="14pt" style:language-complex="hi" style:country-complex="IN" style:font-weight-complex="normal"/>
    </style:style>
    <style:style style:name="T3" style:family="text">
      <style:text-properties fo:language="ru" fo:country="RU" style:text-underline-style="none" fo:font-weight="normal" style:font-weight-asian="normal" style:font-weight-complex="normal"/>
    </style:style>
    <style:style style:name="T4" style:family="text">
      <style:text-properties fo:language="ru" fo:country="RU" style:text-underline-style="none" fo:font-weight="normal" style:language-asian="zh" style:country-asian="CN" style:font-weight-asian="normal" style:language-complex="hi" style:country-complex="IN" style:font-weight-complex="normal"/>
    </style:style>
    <style:style style:name="T5" style:family="text">
      <style:text-properties fo:language="ru" fo:country="RU" fo:font-weight="normal" style:font-weight-asian="normal" style:font-weight-complex="normal"/>
    </style:style>
    <style:style style:name="T6" style:family="text">
      <style:text-properties fo:language="ru" fo:country="RU" fo:font-weight="normal" officeooo:rsid="0000cd39" style:font-weight-asian="normal" style:font-weight-complex="normal"/>
    </style:style>
    <style:style style:name="T7" style:family="text">
      <style:text-properties fo:language="ru" fo:country="RU" fo:font-weight="normal" officeooo:rsid="00028035" style:font-weight-asian="normal" style:font-weight-complex="normal"/>
    </style:style>
    <style:style style:name="T8" style:family="text">
      <style:text-properties fo:language="ru" fo:country="RU" fo:font-style="italic" style:text-underline-style="none" fo:font-weight="normal" style:font-style-asian="italic" style:font-weight-asian="normal" style:font-style-complex="italic" style:font-weight-complex="normal"/>
    </style:style>
    <style:style style:name="T9" style:family="text">
      <style:text-properties fo:language="ru" fo:country="RU" fo:font-style="normal" style:text-underline-style="none" fo:font-weight="normal" style:font-style-asian="normal" style:font-weight-asian="normal" style:font-style-complex="normal" style:font-weight-complex="normal"/>
    </style:style>
    <style:style style:name="T10" style:family="text">
      <style:text-properties style:font-name="DejaVu Serif" fo:font-size="14pt" fo:language="ru" fo:country="RU" fo:font-weight="normal" style:font-size-asian="14pt" style:language-asian="zh" style:country-asian="CN" style:font-weight-asian="normal" style:font-size-complex="14pt" style:language-complex="hi" style:country-complex="IN" style:font-weight-complex="normal"/>
    </style:style>
    <style:style style:name="T11" style:family="text">
      <style:text-properties fo:font-size="10pt" fo:language="ru" fo:country="RU" style:text-underline-style="none" fo:font-weight="normal" officeooo:rsid="00028035" style:font-size-asian="10pt" style:font-weight-asian="normal" style:font-size-complex="10pt" style:font-weight-complex="normal"/>
    </style:style>
    <style:style style:name="T12" style:family="text">
      <style:text-properties officeooo:rsid="0003768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12">Курсовая</text:span> работа № 6</text:p>
      <text:p text:style-name="P10"/>
      <text:p text:style-name="P11">Выполнена студентом</text:p>
      <text:p text:style-name="P11">группы М8О-106Б</text:p>
      <text:p text:style-name="P11">Мигалевым Романом.</text:p>
      <text:p text:style-name="P10"/>
      <text:p text:style-name="P10">Обработка последовательной файловой структуры</text:p>
      <text:p text:style-name="P12"/>
      <text:p text:style-name="P13"/>
      <text:p text:style-name="P13">Введение</text:p>
      <text:p text:style-name="P15"/>
      <text:p text:style-name="P15">Неотъемлемой частью современного мира является использование big data. Хранение списка товаров, сведений о клиентах, логинов и паролей организуется в базах данных. Для эффективного пользования ими требуется корректное программное обеспечение для их обработки и получения необходимых данных. Например, создание статистики пользователей, использующих ту или иную операционную систему при пользовании софтом фирмы, анализирующей эти данные.</text:p>
      <text:p text:style-name="P1"/>
      <text:p text:style-name="P16"/>
      <text:p text:style-name="P6"><text:span text:style-name="T5">Задание </text:span><text:span text:style-name="T6">11</text:span></text:p>
      <text:p text:style-name="P1"/>
      <text:p text:style-name="P2">Разработать последовательную структуру данных для представления простейшей базы данных на файлах в СП Си. Составить программу генерации внешнего нетекстового файла заданной структуры, содержащего представленный набор записей. Распечатать содержимое сгенерированного файла в виде таблицы и выполнить над ним заданное действие.</text:p>
      <text:p text:style-name="P1"/>
      <text:p text:style-name="P12">Содержимое и структура файла:</text:p>
      <text:p text:style-name="P14">Сведения о составе комплектующих личных ПЭВМ в студенческой группе: порядковый номер компьютер, фамилия владельца, тип процессора, количество ядер, операционная система. </text:p>
      <text:p text:style-name="P1"/>
      <text:p text:style-name="P12">Действие:</text:p>
      <text:p text:style-name="P18">Перечислить все компьютеры студентов группы, платформа которых отлична от Wintel.</text:p>
      <text:p text:style-name="P2"/>
      <text:p text:style-name="P12"/>
      <text:p text:style-name="P12"/>
      <text:p text:style-name="P12"/>
      <text:p text:style-name="P5"><text:soft-page-break/><text:span text:style-name="T3">Базы данных </text:span><text:span text:style-name="T11">(по материалам Википедии)</text:span></text:p>
      <text:p text:style-name="P3"/>
      <text:p text:style-name="P8"><text:span text:style-name="T4">В литературе предлагается множество определений понятия «база данных», отражающих скорее </text:span><text:span text:style-name="T1">субъективное</text:span><text:span text:style-name="T4"> мнение тех или иных авторов, однако общепризнанная единая формулировка отсутствует.</text:span></text:p>
      <text:p text:style-name="P7"><text:span text:style-name="T10">Определения из международных </text:span><text:a xlink:type="simple" xlink:href="https://ru.wikipedia.org/wiki/Стандарт" text:style-name="Internet_20_link" text:visited-style-name="Visited_20_Internet_20_Link"><text:span text:style-name="Internet_20_link"><text:span text:style-name="T2">стандартов</text:span></text:span></text:a><text:span text:style-name="T10">:</text:span></text:p>
      <text:list xml:id="list3114128321898005373" text:style-name="WWNum1">
        <text:list-header>
          <text:p text:style-name="P21">– База данных — совокупность данных, хранимых в соответствии со схемой данных, манипулирование которыми выполняют в соответствии с правилами средств моделирования данных. </text:p>
          <text:p text:style-name="P22">– База данных — совокупность данных, организованных в соответствии с концептуальной структурой, описывающей характеристики этих данных и взаимоотношения между ними, причём такое собрание данных, которое поддерживает одну или более областей применения.</text:p>
        </text:list-header>
      </text:list>
      <text:p text:style-name="P16"/>
      <text:p text:style-name="P16"/>
      <text:p text:style-name="P6"><text:span text:style-name="T5">Описание </text:span><text:span text:style-name="T7">работы </text:span><text:span text:style-name="T5">программы</text:span></text:p>
      <text:p text:style-name="P1"/>
      <text:p text:style-name="P4"><text:span text:style-name="T3">– </text:span><text:span text:style-name="T8">random_table.c</text:span><text:span text:style-name="T3"> генерирует в файл </text:span><text:span text:style-name="T8">table.txt </text:span><text:span text:style-name="T9">случайный список из 10 рабочих машин и присвоенных им фамилий студентов, типов процессора, количества ядер и операционной системы.</text:span></text:p>
      <text:p text:style-name="P19"/>
      <text:p text:style-name="P19">Пример:</text:p>
      <text:p text:style-name="P19"/>
      <text:p text:style-name="P19">1<text:tab/>Ivanov<text:tab/><text:tab/>AMD<text:tab/>4<text:tab/>Windows</text:p>
      <text:p text:style-name="P19">2<text:tab/>Ivanova<text:tab/><text:tab/>AMD<text:tab/>4<text:tab/>Linux</text:p>
      <text:p text:style-name="P19">3<text:tab/>Petrov<text:tab/><text:tab/>Intel<text:tab/><text:tab/>2<text:tab/>Linux</text:p>
      <text:p text:style-name="P19">4<text:tab/>Petrova<text:tab/><text:tab/>Intel<text:tab/><text:tab/>4<text:tab/>Linux</text:p>
      <text:p text:style-name="P19">5<text:tab/>Orlov<text:tab/><text:tab/>AMD<text:tab/>2<text:tab/>Linux</text:p>
      <text:p text:style-name="P19">6<text:tab/>Orlova<text:tab/><text:tab/>Intel<text:tab/><text:tab/>4<text:tab/>Windows</text:p>
      <text:p text:style-name="P19">7<text:tab/>Egorov<text:tab/><text:tab/>Intel<text:tab/><text:tab/>4<text:tab/>Windows</text:p>
      <text:p text:style-name="P19">8<text:tab/>Egorova<text:tab/><text:tab/>Intel<text:tab/><text:tab/>4<text:tab/>Linux</text:p>
      <text:p text:style-name="P19">9<text:tab/>Kozlov<text:tab/><text:tab/>AMD<text:tab/>2<text:tab/>Linux</text:p>
      <text:p text:style-name="P19">10<text:tab/>Kozlova<text:tab/><text:tab/>Intel<text:tab/><text:tab/>4<text:tab/>Windows</text:p>
      <text:p text:style-name="P19"/>
      <text:p text:style-name="P19"/>
      <text:p text:style-name="P19"/>
      <text:p text:style-name="P4"><text:soft-page-break/><text:span text:style-name="T9">– </text:span><text:span text:style-name="T8">config.h </text:span><text:span text:style-name="T9">хранит в себе структуру Config, описывающую компьютер:</text:span></text:p>
      <text:p text:style-name="P19"/>
      <text:p text:style-name="P19">typedef struct Config</text:p>
      <text:p text:style-name="P19">{</text:p>
      <text:p text:style-name="P19"><text:tab/>int n, cpu_cores;</text:p>
      <text:p text:style-name="P19"><text:tab/>char surname[16], cpu[8], os[8];</text:p>
      <text:p text:style-name="P19"/>
      <text:p text:style-name="P19">} Config;</text:p>
      <text:p text:style-name="P19"/>
      <text:p text:style-name="P4"><text:span text:style-name="T9">– </text:span><text:span text:style-name="T8">binTable.c </text:span><text:span text:style-name="T9">конвертирует случайную таблицу </text:span><text:span text:style-name="T8">table.txt </text:span><text:span text:style-name="T9">в data-файл </text:span><text:span text:style-name="T8">table.bin</text:span><text:span text:style-name="T9">, являющийся в рамках работы образом базы данных для обработки.</text:span></text:p>
      <text:p text:style-name="P19"/>
      <text:p text:style-name="P4"><text:span text:style-name="T9">– </text:span><text:span text:style-name="T8">non_wintel.c </text:span><text:span text:style-name="T9">принимает на вход базу данных </text:span><text:span text:style-name="T8">table.bin, </text:span><text:span text:style-name="T9">извлекает из нее структуру Config, хранящую в себе информацию об одной рабочей машине, и проверяет, работает ли она под процессором Intel и операционной системой Windows. Если нет, такой компьютер удовлятворяет требуемому условию (не Wintel), и его номер выводится, таким образом формируя список искомых машин.</text:span></text:p>
      <text:p text:style-name="P2"/>
      <text:p text:style-name="P12"/>
      <text:p text:style-name="P12"/>
      <text:p text:style-name="P16">Заключение</text:p>
      <text:p text:style-name="P1"/>
      <text:p text:style-name="P20">Обработка баз данных необходима для функционирования современных систем и обработки запросов, поэтому необходимо уметь грамотно и эффективно работать с ними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Noto Sans CJK SC Regular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0pt" fo:language="en" fo:country="US" style:letter-kerning="true" style:font-name-asian="Noto Sans CJK SC Regular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color="#00000a" style:font-name="Liberation Serif" fo:font-family="'Liberation Serif'" style:font-family-generic="roman" style:font-pitch="variable" fo:font-size="12pt" fo:language="en" fo:country="US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1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1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OpenSymbol1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1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1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1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1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1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1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1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1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OpenSymbol1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-complex="OpenSymbol1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1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OpenSymbol1" style:font-family-complex="OpenSymbol" style:font-family-generic-complex="system" style:font-pitch-complex="variable"/>
    </style:style>
    <style:style style:name="ListLabel_20_23" style:display-name="ListLabel 23" style:family="text">
      <style:text-properties style:font-name-complex="OpenSymbol1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1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OpenSymbol1" style:font-family-complex="OpenSymbol" style:font-family-generic-complex="system" style:font-pitch-complex="variable"/>
    </style:style>
    <style:style style:name="ListLabel_20_26" style:display-name="ListLabel 26" style:family="text">
      <style:text-properties style:font-name-complex="OpenSymbol1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1" style:font-family-complex="Open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9" style:num-suffix="" text:bullet-char="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Symbol"/>
      </text:list-level-style-bullet>
      <text:list-level-style-bullet text:level="2" text:style-name="ListLabel_20_20" style:num-suffix="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ListLabel_20_21" style:num-suffix="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ListLabel_20_22" style:num-suffix="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ListLabel_20_23" style:num-suffix="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ListLabel_20_24" style:num-suffix="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ListLabel_20_25" style:num-suffix="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ListLabel_20_26" style:num-suffix="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ListLabel_20_27" style:num-suffix="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2T12:19:54</meta:creation-date>
    <dc:language>en-US</dc:language>
    <meta:print-date>2017-06-22T15:45:57</meta:print-date>
    <dc:date>2017-06-30T04:56:35.997155134</dc:date>
    <meta:editing-cycles>39</meta:editing-cycles>
    <meta:editing-duration>PT2H59M41S</meta:editing-duration>
    <meta:generator>LibreOffice/5.1.6.2$Linux_X86_64 LibreOffice_project/10m0$Build-2</meta:generator>
    <meta:document-statistic meta:table-count="0" meta:image-count="0" meta:object-count="0" meta:page-count="3" meta:paragraph-count="41" meta:word-count="412" meta:character-count="3136" meta:non-whitespace-character-count="2739"/>
  </office:meta>
</office:document-meta>
</file>